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Preformatted_20_Text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Preformatted_20_Text">
      <style:text-properties fo:font-size="9pt" officeooo:paragraph-rsid="002b22f9" style:font-size-asian="9pt" style:font-size-complex="9pt"/>
    </style:style>
    <style:style style:name="P5" style:family="paragraph" style:parent-style-name="Preformatted_20_Text">
      <style:text-properties fo:font-size="9pt" officeooo:rsid="001eb6b4" officeooo:paragraph-rsid="001eb6b4" style:font-size-asian="9pt" style:font-size-complex="9pt"/>
    </style:style>
    <style:style style:name="P6" style:family="paragraph" style:parent-style-name="Preformatted_20_Text">
      <style:paragraph-properties fo:text-align="center" style:justify-single-word="false"/>
      <style:text-properties fo:font-size="9pt" officeooo:rsid="001eb6b4" officeooo:paragraph-rsid="001eb6b4" style:font-size-asian="9pt" style:font-size-complex="9pt"/>
    </style:style>
    <style:style style:name="P7" style:family="paragraph" style:parent-style-name="Preformatted_20_Text">
      <style:text-properties fo:font-size="9pt" officeooo:rsid="0026e7f1" officeooo:paragraph-rsid="0026e7f1" style:font-size-asian="9pt" style:font-size-complex="9pt"/>
    </style:style>
    <style:style style:name="P8" style:family="paragraph" style:parent-style-name="Preformatted_20_Text">
      <style:text-properties fo:font-size="9pt" officeooo:paragraph-rsid="001eb6b4" style:font-size-asian="9pt" style:font-size-complex="9pt"/>
    </style:style>
    <style:style style:name="P9" style:family="paragraph" style:parent-style-name="Preformatted_20_Text"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itle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officeooo:rsid="001d9a4d"/>
    </style:style>
    <style:style style:name="T2" style:family="text">
      <style:text-properties style:font-name="Liberation Mono1" fo:font-style="normal" fo:font-weight="normal" style:font-style-asian="normal" style:font-weight-asian="normal"/>
    </style:style>
    <style:style style:name="T3" style:family="text">
      <style:text-properties style:font-name="Liberation Mono1" fo:font-style="normal" fo:font-weight="normal" officeooo:rsid="0030d481" style:font-style-asian="normal" style:font-weight-asian="normal"/>
    </style:style>
    <style:style style:name="T4" style:family="text">
      <style:text-properties style:font-name="Liberation Mono" officeooo:rsid="0021a830" style:font-name-asian="Noto Sans Mono CJK SC" style:font-name-complex="Liberation Mono"/>
    </style:style>
    <style:style style:name="T5" style:family="text">
      <style:text-properties style:font-name="Liberation Mono" officeooo:rsid="001d9a4d" style:font-name-asian="Noto Sans Mono CJK SC" style:font-name-complex="Liberation Mono"/>
    </style:style>
    <style:style style:name="T6" style:family="text">
      <style:text-properties officeooo:rsid="001dde55"/>
    </style:style>
    <style:style style:name="T7" style:family="text">
      <style:text-properties officeooo:rsid="001eb6b4"/>
    </style:style>
    <style:style style:name="T8" style:family="text">
      <style:text-properties officeooo:rsid="0021a830"/>
    </style:style>
    <style:style style:name="T9" style:family="text">
      <style:text-properties officeooo:rsid="0023735c"/>
    </style:style>
    <style:style style:name="T10" style:family="text">
      <style:text-properties officeooo:rsid="0026e7f1"/>
    </style:style>
    <style:style style:name="T11" style:family="text">
      <style:text-properties officeooo:rsid="002a60bd"/>
    </style:style>
    <style:style style:name="T12" style:family="text">
      <style:text-properties officeooo:rsid="002c8cdd"/>
    </style:style>
    <style:style style:name="T13" style:family="text">
      <style:text-properties officeooo:rsid="002d75bc"/>
    </style:style>
    <style:style style:name="T14" style:family="text">
      <style:text-properties officeooo:rsid="002e8ef8"/>
    </style:style>
    <style:style style:name="T15" style:family="text">
      <style:text-properties officeooo:rsid="002fe800"/>
    </style:style>
    <style:style style:name="T16" style:family="text">
      <style:text-properties officeooo:rsid="0030599f"/>
    </style:style>
    <style:style style:name="T17" style:family="text">
      <style:text-properties officeooo:rsid="0030d481"/>
    </style:style>
    <style:style style:name="T18" style:family="text">
      <style:text-properties officeooo:rsid="00322ffa"/>
    </style:style>
    <style:style style:name="T19" style:family="text">
      <style:text-properties officeooo:rsid="00342203"/>
    </style:style>
    <style:style style:name="T20" style:family="text">
      <style:text-properties officeooo:rsid="0034a46a"/>
    </style:style>
    <style:style style:name="T21" style:family="text">
      <style:text-properties officeooo:rsid="00354f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run-through="foreground" style:wrap="none" style:vertical-pos="from-top" style:horizontal-pos="center" style:horizontal-rel="paragraph-content" fo:padding="0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DUCCIÓN DE LA EXPRESIÓN DE LA SOLUCIÓN DE LA ECUACIÓN CUADRÁTICA</text:p>
      <text:p text:style-name="P9"/>
      <text:p text:style-name="P1">Sea<draw:frame draw:style-name="fr1" draw:name="Objeto1" text:anchor-type="as-char" svg:y="-0.437cm" svg:width="2.609cm" svg:height="0.527cm" draw:z-index="0"><draw:object xlink:href="./Object 1" xlink:type="simple" xlink:show="embed" xlink:actuate="onLoad"/><draw:image xlink:href="./ObjectReplacements/Object 1" xlink:type="simple" xlink:show="embed" xlink:actuate="onLoad"/></draw:frame>la ecuación cuadrática para la que se quiere encont<text:span text:style-name="T1">r</text:span>ar la solución.</text:p>
      <text:p text:style-name="P1"/>
      <text:p text:style-name="P1"><text:span text:style-name="T4">Para tener una expresión más sencilla vamos normalizar </text:span>por<draw:frame draw:style-name="fr1" draw:name="Objeto2" text:anchor-type="as-char" svg:y="-0.377cm" svg:width="0.427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8">y así </text:span>tenemos:</text:p>
      <text:p text:style-name="P2"><draw:frame draw:style-name="fr2" draw:name="Objeto3" text:anchor-type="as-char" svg:y="-0.619cm" svg:width="2.96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Si definimos por comodidad<draw:frame draw:style-name="fr1" draw:name="Objeto4" text:anchor-type="as-char" svg:y="-0.619cm" svg:width="1.215cm" svg:height="0.998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1">y</text:span><text:span text:style-name="T2"><draw:frame draw:style-name="fr1" draw:name="Objeto5" text:anchor-type="as-char" svg:y="-0.619cm" svg:width="1.205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3">y a</text:span>plica<text:span text:style-name="T17">mos</text:span> los cambios, la ecuación cuadrática quedaría:</text:p>
      <text:p text:style-name="P2"><draw:frame draw:style-name="fr1" draw:name="Objeto6" text:anchor-type="as-char" svg:y="-0.437cm" svg:width="2.746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span text:style-name="T21">Si ll</text:span><text:span text:style-name="T19">evamos</text:span><draw:frame draw:style-name="fr1" draw:name="Objeto8" text:anchor-type="as-char" svg:y="-0.377cm" svg:width="0.54cm" svg:height="0.531cm" draw:z-index="17"><draw:object xlink:href="./Object 8" xlink:type="simple" xlink:show="embed" xlink:actuate="onLoad"/><draw:image xlink:href="./ObjectReplacements/Object 8" xlink:type="simple" xlink:show="embed" xlink:actuate="onLoad"/></draw:frame><text:span text:style-name="T5">al otro lado</text:span> de la igualdad,<text:span text:style-name="T1"> la ecuación queda </text:span><text:span text:style-name="T11">de la siguiente forma:</text:span></text:p>
      <text:p text:style-name="P2"><draw:frame draw:style-name="fr1" draw:name="Objeto7" text:anchor-type="as-char" svg:y="-0.437cm" svg:width="2.556cm" svg:height="0.591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4"><text:span text:style-name="T6">Sabemos que</text:span><text:span text:style-name="T6"><draw:frame draw:style-name="fr1" draw:name="Objeto24" text:anchor-type="as-char" svg:y="-0.437cm" svg:width="3.916cm" svg:height="0.557cm" draw:z-index="18"><draw:object xlink:href="./Object 24" xlink:type="simple" xlink:show="embed" xlink:actuate="onLoad"/><draw:image xlink:href="./ObjectReplacements/Object 24" xlink:type="simple" xlink:show="embed" xlink:actuate="onLoad"/><svg:desc>fórmula</svg:desc></draw:frame></text:span>Estamos buscando la forma<draw:frame draw:style-name="fr1" draw:name="Objeto9" text:anchor-type="as-char" svg:y="-0.437cm" svg:width="2.316cm" svg:height="0.527cm" draw:z-index="7"><draw:object xlink:href="./Object 9" xlink:type="simple" xlink:show="embed" xlink:actuate="onLoad"/><draw:image xlink:href="./ObjectReplacements/Object 9" xlink:type="simple" xlink:show="embed" xlink:actuate="onLoad"/></draw:frame><text:span text:style-name="T6">para sustituirla por</text:span><text:span text:style-name="T6"><draw:frame draw:style-name="fr1" draw:name="Objeto23" text:anchor-type="as-char" svg:y="-0.437cm" svg:width="1.489cm" svg:height="0.557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span>Por lo tanto, si sumamos<draw:frame draw:style-name="fr1" draw:name="Objeto10" text:anchor-type="as-char" svg:y="-0.743cm" svg:width="1.072cm" svg:height="1.122cm" draw:z-index="8"><draw:object xlink:href="./Object 10" xlink:type="simple" xlink:show="embed" xlink:actuate="onLoad"/><draw:image xlink:href="./ObjectReplacements/Object 10" xlink:type="simple" xlink:show="embed" xlink:actuate="onLoad"/></draw:frame>en ambos miembros tendremos el cuadrado que buscamos.</text:p>
      <text:p text:style-name="P2"><draw:frame draw:style-name="fr1" draw:name="Objeto11" text:anchor-type="as-char" svg:y="-0.743cm" svg:width="8.879cm" svg:height="1.12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Ahora se puede retirar el <text:span text:style-name="T5">cuadrado</text:span> y llevarlo al otro miembro como una raíz cuadrada. <text:span text:style-name="T13">Esto da DOS soluciones posibles que se representa</text:span><text:span text:style-name="T14">n</text:span><text:span text:style-name="T13"> con el </text:span><text:span text:style-name="T15">símbolo </text:span><text:span text:style-name="T13">±.</text:span></text:p>
      <text:p text:style-name="P2"><draw:frame draw:style-name="fr1" draw:name="Objeto14" text:anchor-type="as-char" svg:y="-0.841cm" svg:width="3.963cm" svg:height="1.21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espejando<draw:frame draw:style-name="fr1" draw:name="Objeto15" text:anchor-type="as-char" svg:y="-0.377cm" svg:width="0.432cm" svg:height="0.467cm" draw:z-index="11"><draw:object xlink:href="./Object 15" xlink:type="simple" xlink:show="embed" xlink:actuate="onLoad"/><draw:image xlink:href="./ObjectReplacements/Object 15" xlink:type="simple" xlink:show="embed" xlink:actuate="onLoad"/></draw:frame>de la ecuación <text:span text:style-name="T12">y reorganizándola </text:span>se obtiene:</text:p>
      <text:p text:style-name="P2"><draw:frame draw:style-name="fr1" draw:name="Objeto16" text:anchor-type="as-char" svg:y="-0.841cm" svg:width="7.237cm" svg:height="1.219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>Si reducimos <text:span text:style-name="T13">nos queda </text:span>la <text:span text:style-name="T13">siguiente </text:span>expresión<text:span text:style-name="T7">:</text:span></text:p>
      <text:p text:style-name="P2"><draw:frame draw:style-name="fr1" draw:name="Objeto17" text:anchor-type="as-char" svg:y="-0.788cm" svg:width="3.163cm" svg:height="1.166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Sustituyendo<draw:frame draw:style-name="fr1" draw:name="Objeto18" text:anchor-type="as-char" svg:y="-0.377cm" svg:width="0.552cm" svg:height="0.531cm" draw:z-index="14"><draw:object xlink:href="./Object 18" xlink:type="simple" xlink:show="embed" xlink:actuate="onLoad"/><draw:image xlink:href="./ObjectReplacements/Object 18" xlink:type="simple" xlink:show="embed" xlink:actuate="onLoad"/></draw:frame>y<draw:frame draw:style-name="fr1" draw:name="Objeto19" text:anchor-type="as-char" svg:y="-0.377cm" svg:width="0.54cm" svg:height="0.531cm" draw:z-index="15"><draw:object xlink:href="./Object 19" xlink:type="simple" xlink:show="embed" xlink:actuate="onLoad"/><draw:image xlink:href="./ObjectReplacements/Object 19" xlink:type="simple" xlink:show="embed" xlink:actuate="onLoad"/></draw:frame>por sus correspondi<text:span text:style-name="T6">e</text:span>ntes valores<draw:frame draw:style-name="fr1" draw:name="Objeto20" text:anchor-type="as-char" svg:y="-0.619cm" svg:width="1.215cm" svg:height="0.998cm" draw:z-index="20"><draw:object xlink:href="./Object 20" xlink:type="simple" xlink:show="embed" xlink:actuate="onLoad"/><draw:image xlink:href="./ObjectReplacements/Object 20" xlink:type="simple" xlink:show="embed" xlink:actuate="onLoad"/></draw:frame><text:span text:style-name="T6">y</text:span><draw:frame draw:style-name="fr1" draw:name="Objeto21" text:anchor-type="as-char" svg:y="-0.619cm" svg:width="1.205cm" svg:height="0.998cm" draw:z-index="21"><draw:object xlink:href="./Object 21" xlink:type="simple" xlink:show="embed" xlink:actuate="onLoad"/><draw:image xlink:href="./ObjectReplacements/Object 21" xlink:type="simple" xlink:show="embed" xlink:actuate="onLoad"/></draw:frame><text:span text:style-name="T7">la expresión queda </text:span><text:span text:style-name="T10">de la forma:</text:span></text:p>
      <text:p text:style-name="P6"><draw:frame draw:style-name="fr1" draw:name="Objeto13" text:anchor-type="as-char" svg:y="-1.302cm" svg:width="3.47cm" svg:height="1.679cm" draw:z-index="2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5"/>
      <text:p text:style-name="P7">Si la racionalizamos para simplificarla tenemos:</text:p>
      <text:p text:style-name="P6"><draw:frame draw:style-name="fr1" draw:name="Objeto12" text:anchor-type="as-char" svg:y="-1.369cm" svg:width="16.976cm" svg:height="1.746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8"/>
      <text:p text:style-name="P1"><text:span text:style-name="T9">Y así s</text:span>e obtiene <text:span text:style-name="T7">que </text:span>la<text:span text:style-name="T16">s</text:span> expresi<text:span text:style-name="T16">o</text:span>n<text:span text:style-name="T16">es</text:span> <text:span text:style-name="T18">para</text:span> la<text:span text:style-name="T13">s</text:span> <text:span text:style-name="T15">2 </text:span>soluci<text:span text:style-name="T13">o</text:span>n<text:span text:style-name="T13">es</text:span> de la ecuación cuadrática <text:span text:style-name="T16">son</text:span><text:span text:style-name="T7">:</text:span></text:p>
      <text:p text:style-name="P2"><draw:frame draw:style-name="fr1" draw:name="Objeto22" text:anchor-type="as-char" svg:y="-0.721cm" svg:width="3.184cm" svg:height="1.101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T16">y</text:span><draw:frame draw:style-name="fr1" draw:name="Objeto25" text:anchor-type="as-char" svg:y="-0.721cm" svg:width="3.249cm" svg:height="1.101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4T14:55:01.871638452</dc:date>
    <dc:creator>ipserc</dc:creator>
    <meta:editing-duration>PT46M55S</meta:editing-duration>
    <meta:editing-cycles>22</meta:editing-cycles>
    <meta:generator>LibreOffice/6.4.6.2$Linux_X86_64 LibreOffice_project/40$Build-2</meta:generator>
    <meta:document-statistic meta:table-count="0" meta:image-count="0" meta:object-count="25" meta:page-count="1" meta:paragraph-count="22" meta:word-count="149" meta:character-count="974" meta:non-whitespace-character-count="838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−</mo>
        <mi mathvariant="italic">bx</mi>
        <mo stretchy="false">+</mo>
        <mi>c</mi>
      </mrow>
      <mo stretchy="false">=</mo>
      <mn>0</mn>
    </mrow>
    <annotation encoding="StarMath 5.0">ax^{2}-bx+c=0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frac>
            <msub>
              <mi>b</mi>
              <mn>1</mn>
            </msub>
            <mn>2</mn>
          </mfrac>
        </mrow>
        <mo fence="true" stretchy="false">)</mo>
      </mrow>
      <mn>2</mn>
    </msup>
    <annotation encoding="StarMath 5.0">({b_{1}}over{2})^{2}</annotation>
  </semantics>
</math>
</file>

<file path=Object 11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row>
          <mi>x</mi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  <mo stretchy="false">=</mo>
        <mrow>
          <mrow>
            <mo stretchy="false">−</mo>
            <msub>
              <mi>c</mi>
              <mn>1</mn>
            </msub>
          </mrow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</mrow>
      <mo stretchy="false">⇒</mo>
      <mrow>
        <msup>
          <mrow>
            <mo fence="true" stretchy="false">(</mo>
            <mrow>
              <mrow>
                <mi>x</mi>
                <mo stretchy="false">−</mo>
                <mfrac>
                  <msub>
                    <mi>b</mi>
                    <mn>1</mn>
                  </msub>
                  <mn>2</mn>
                </mfrac>
              </mrow>
            </mrow>
            <mo fence="true" stretchy="false">)</mo>
          </mrow>
          <mn>2</mn>
        </msup>
        <mo stretchy="false">=</mo>
        <mrow>
          <mrow>
            <mo stretchy="false">−</mo>
            <msub>
              <mi>c</mi>
              <mn>1</mn>
            </msub>
          </mrow>
          <mo stretchy="false">+</mo>
          <msup>
            <mrow>
              <mo fence="true" stretchy="false">(</mo>
              <mrow>
                <mfrac>
                  <msub>
                    <mi>b</mi>
                    <mn>1</mn>
                  </msub>
                  <mn>2</mn>
                </mfrac>
              </mrow>
              <mo fence="true" stretchy="false">)</mo>
            </mrow>
            <mn>2</mn>
          </msup>
        </mrow>
      </mrow>
    </mrow>
    <annotation encoding="StarMath 5.0">x^{2}-b_{1}x+({b_{1}}over{2})^{2}=-c_{1}+({b_{1}}over{2})^{2} drarrow (x-{b_{1}}over{2})^{2}=-c_{1}+({b_{1}}over{2})^{2}</annotation>
  </semantics>
</math>
</file>

<file path=Object 12/content.xml><?xml version="1.0" encoding="utf-8"?>
<math xmlns="http://www.w3.org/1998/Math/MathML" display="block">
  <semantics>
    <mrow>
      <mfrac>
        <mrow>
          <mfrac>
            <mi>b</mi>
            <mi>a</mi>
          </mfrac>
          <mo stretchy="false">±</mo>
          <msqrt>
            <mrow>
              <mrow>
                <msup>
                  <mrow>
                    <mo fence="true" stretchy="false">(</mo>
                    <mrow>
                      <mfrac>
                        <mi>b</mi>
                        <mi>a</mi>
                      </mfrac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row>
              <mrow>
                <mfrac>
                  <msup>
                    <mi>b</mi>
                    <mn>2</mn>
                  </msup>
                  <msup>
                    <mi>a</mi>
                    <mn>2</mn>
                  </msup>
                </mfrac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row>
              <mrow>
                <mfrac>
                  <msup>
                    <mi>b</mi>
                    <mn>2</mn>
                  </msup>
                  <msup>
                    <mi>a</mi>
                    <mn>2</mn>
                  </msup>
                </mfrac>
                <mo stretchy="false">−</mo>
                <mn>4</mn>
              </mrow>
              <mfrac>
                <mi mathvariant="italic">ac</mi>
                <msup>
                  <mi>a</mi>
                  <mn>2</mn>
                </msup>
              </mfrac>
            </mrow>
          </msqrt>
        </mrow>
        <mn>2</mn>
      </mfrac>
      <mo stretchy="false">=</mo>
      <mfrac>
        <mrow>
          <mfrac>
            <mi>b</mi>
            <mi>a</mi>
          </mfrac>
          <mo stretchy="false">±</mo>
          <msqrt>
            <mfrac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  <msup>
                <mi>a</mi>
                <mn>2</mn>
              </msup>
            </mfrac>
          </msqrt>
        </mrow>
        <mn>2</mn>
      </mfrac>
      <mo stretchy="false">=</mo>
      <mfrac>
        <mrow>
          <mfrac>
            <mi>b</mi>
            <mi>a</mi>
          </mfrac>
          <mo stretchy="false">±</mo>
          <mfrac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  <mi>a</mi>
          </mfrac>
        </mrow>
        <mn>2</mn>
      </mfrac>
      <mo stretchy="false">=</mo>
      <mfrac>
        <mrow>
          <mi>b</mi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{{b}over{a} +- sqrt{({b}over{a})^{2}-4{c}over{a}}}over{2} = {{b}over{a} +- sqrt{{b}^{2}over{a}^{2}-4{c}over{a}}}over{2}={{b}over{a} +- sqrt{{b}^{2}over{a}^{2}-4{ac}over{a}^{2}}}over{2}={{b}over{a} +- sqrt{{{b}^{2}-4{ac}}over{a}^{2}}}over{2}={{b}over{a} +- sqrt{{{b}^{2}-4{ac}}}over{a}}over{2}={{b} +- sqrt{{{b}^{2}-4{ac}}}}over{2a}</annotation>
  </semantics>
</math>
</file>

<file path=Object 13/content.xml><?xml version="1.0" encoding="utf-8"?>
<math xmlns="http://www.w3.org/1998/Math/MathML" display="block">
  <semantics>
    <mrow>
      <mi>x</mi>
      <mo stretchy="false">=</mo>
      <mfrac>
        <mrow>
          <mfrac>
            <mi>b</mi>
            <mi>a</mi>
          </mfrac>
          <mo stretchy="false">±</mo>
          <msqrt>
            <mrow>
              <mrow>
                <msup>
                  <mrow>
                    <mo fence="true" stretchy="false">(</mo>
                    <mrow>
                      <mfrac>
                        <mi>b</mi>
                        <mi>a</mi>
                      </mfrac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frac>
                <mi>c</mi>
                <mi>a</mi>
              </mfrac>
            </mrow>
          </msqrt>
        </mrow>
        <mn>2</mn>
      </mfrac>
    </mrow>
    <annotation encoding="StarMath 5.0">x={{b}over{a} +- sqrt{({b}over{a})^{2}-4{c}over{a}}}over{2}</annotation>
  </semantics>
</math>
</file>

<file path=Object 14/content.xml><?xml version="1.0" encoding="utf-8"?>
<math xmlns="http://www.w3.org/1998/Math/MathML" display="block">
  <semantics>
    <mrow>
      <mrow>
        <mi>x</mi>
        <mo stretchy="false">−</mo>
        <mfrac>
          <msub>
            <mi>b</mi>
            <mn>1</mn>
          </msub>
          <mn>2</mn>
        </mfrac>
      </mrow>
      <mo stretchy="false">=</mo>
      <mrow>
        <mo stretchy="false">±</mo>
        <msqrt>
          <mrow>
            <mrow>
              <mo stretchy="false">−</mo>
              <msub>
                <mi>c</mi>
                <mn>1</mn>
              </msub>
            </mrow>
            <mo stretchy="false">+</mo>
            <msup>
              <mrow>
                <mo fence="true" stretchy="false">(</mo>
                <mrow>
                  <mfrac>
                    <msub>
                      <mi>b</mi>
                      <mn>1</mn>
                    </msub>
                    <mn>2</mn>
                  </mfrac>
                </mrow>
                <mo fence="true" stretchy="false">)</mo>
              </mrow>
              <mn>2</mn>
            </msup>
          </mrow>
        </msqrt>
      </mrow>
    </mrow>
    <annotation encoding="StarMath 5.0">x-{b_{1}}over{2}=+-sqrt{-c_{1}+({b_{1}}over{2})^{2}}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row>
          <mfrac>
            <msub>
              <mi>b</mi>
              <mn>1</mn>
            </msub>
            <mn>2</mn>
          </mfrac>
          <mo stretchy="false">±</mo>
          <msqrt>
            <mrow>
              <mrow>
                <mo stretchy="false">−</mo>
                <msub>
                  <mi>c</mi>
                  <mn>1</mn>
                </msub>
              </mrow>
              <mo stretchy="false">+</mo>
              <msup>
                <mrow>
                  <mo fence="true" stretchy="false">(</mo>
                  <mrow>
                    <mfrac>
                      <msub>
                        <mi>b</mi>
                        <mn>1</mn>
                      </msub>
                      <mn>2</mn>
                    </mfrac>
                  </mrow>
                  <mo fence="true" stretchy="false">)</mo>
                </mrow>
                <mn>2</mn>
              </msup>
            </mrow>
          </msqrt>
        </mrow>
      </mrow>
      <mo stretchy="false">⇒</mo>
      <mrow>
        <mi>x</mi>
        <mo stretchy="false">=</mo>
        <mrow>
          <mfrac>
            <msub>
              <mi>b</mi>
              <mn>1</mn>
            </msub>
            <mn>2</mn>
          </mfrac>
          <mo stretchy="false">±</mo>
          <msqrt>
            <mfrac>
              <mrow>
                <mrow>
                  <msup>
                    <msub>
                      <mi>b</mi>
                      <mn>1</mn>
                    </msub>
                    <mn>2</mn>
                  </msup>
                  <mo stretchy="false">−</mo>
                  <mn>4</mn>
                </mrow>
                <msub>
                  <mi>c</mi>
                  <mn>1</mn>
                </msub>
              </mrow>
              <mn>4</mn>
            </mfrac>
          </msqrt>
        </mrow>
      </mrow>
    </mrow>
    <annotation encoding="StarMath 5.0">x={b_{1}}over{2}+-sqrt{-c_{1}+({b_{1}}over{2})^{2}}  drarrow x={b_{1}}over{2}+-sqrt{{{b_{1}}^{2}-4c_{1}}over{4}}</annotation>
  </semantics>
</math>
</file>

<file path=Object 17/content.xml><?xml version="1.0" encoding="utf-8"?>
<math xmlns="http://www.w3.org/1998/Math/MathML" display="block">
  <semantics>
    <mrow>
      <mi>x</mi>
      <mo stretchy="false">=</mo>
      <mfrac>
        <mrow>
          <msub>
            <mi>b</mi>
            <mn>1</mn>
          </msub>
          <mo stretchy="false">±</mo>
          <msqrt>
            <mrow>
              <mrow>
                <msubsup>
                  <mi>b</mi>
                  <mn>1</mn>
                  <mn>2</mn>
                </msubsup>
                <mo stretchy="false">−</mo>
                <mn>4</mn>
              </mrow>
              <msub>
                <mi>c</mi>
                <mn>1</mn>
              </msub>
            </mrow>
          </msqrt>
        </mrow>
        <mn>2</mn>
      </mfrac>
    </mrow>
    <annotation encoding="StarMath 5.0">x={b_{1} +- sqrt{b_{1}^{2}-4c_{1}}}over{2}</annotation>
  </semantics>
</math>
</file>

<file path=Object 18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9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22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i>b</mi>
          <mo stretchy="false">+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1}={b+sqrt{b^{2}-4ac}}over{2a}</annotation>
  </semantics>
</math>
</file>

<file path=Object 23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−</mo>
            <mi>p</mi>
          </mrow>
        </mrow>
        <mo fence="true" stretchy="false">)</mo>
      </mrow>
      <mn>2</mn>
    </msup>
    <annotation encoding="StarMath 5.0"> ( x - p ) ^ 2 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i>p</mi>
              </mrow>
            </mrow>
            <mo fence="true" stretchy="false">)</mo>
          </mrow>
          <mn>2</mn>
        </msup>
        <mo stretchy="false">=</mo>
        <mrow>
          <msup>
            <mi>x</mi>
            <mn>2</mn>
          </msup>
          <mo stretchy="false">−</mo>
          <mn>2</mn>
        </mrow>
      </mrow>
      <mrow>
        <mi mathvariant="italic">px</mi>
        <mo stretchy="false">+</mo>
        <msup>
          <mi>p</mi>
          <mn>2</mn>
        </msup>
      </mrow>
    </mrow>
    <annotation encoding="StarMath 5.0">nospace{ (x-p)^{2} = x^{2}-2px+p^{2}}</annotation>
  </semantics>
</math>
</file>

<file path=Object 25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i>b</mi>
          <mo stretchy="false">−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{2}={b-sqrt{b^{2}-4ac}}over{2a}</annotation>
  </semantics>
</math>
</file>

<file path=Object 3/content.xml><?xml version="1.0" encoding="utf-8"?>
<math xmlns="http://www.w3.org/1998/Math/MathML" display="block">
  <semantics>
    <mrow>
      <mrow>
        <msup>
          <mi>x</mi>
          <mn>2</mn>
        </msup>
        <mo stretchy="false">−</mo>
        <mrow>
          <mo fence="true" stretchy="false">(</mo>
          <mrow>
            <mfrac>
              <mi>b</mi>
              <mi>a</mi>
            </mfrac>
          </mrow>
          <mo fence="true" stretchy="false">)</mo>
        </mrow>
      </mrow>
      <mrow>
        <mrow>
          <mi>x</mi>
          <mo stretchy="false">+</mo>
          <mfrac>
            <mi>c</mi>
            <mi>a</mi>
          </mfrac>
        </mrow>
        <mo stretchy="false">=</mo>
        <mn>0</mn>
      </mrow>
    </mrow>
    <annotation encoding="StarMath 5.0">x^{2}-({b}over{a})x+{c}over{a}=0</annotation>
  </semantics>
</math>
</file>

<file path=Object 4/content.xml><?xml version="1.0" encoding="utf-8"?>
<math xmlns="http://www.w3.org/1998/Math/MathML" display="block">
  <semantics>
    <mrow>
      <msub>
        <mi>b</mi>
        <mn>1</mn>
      </msub>
      <mo stretchy="false">=</mo>
      <mfrac>
        <mi>b</mi>
        <mi>a</mi>
      </mfrac>
    </mrow>
    <annotation encoding="StarMath 5.0">b_{1}={b}over{a}

</annotation>
  </semantics>
</math>
</file>

<file path=Object 5/content.xml><?xml version="1.0" encoding="utf-8"?>
<math xmlns="http://www.w3.org/1998/Math/MathML" display="block">
  <semantics>
    <mrow>
      <msub>
        <mi>c</mi>
        <mn>1</mn>
      </msub>
      <mo stretchy="false">=</mo>
      <mfrac>
        <mi>c</mi>
        <mi>a</mi>
      </mfrac>
    </mrow>
    <annotation encoding="StarMath 5.0">c_{1}={c}over{a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row>
          <mi>x</mi>
          <mo stretchy="false">+</mo>
          <msub>
            <mi>c</mi>
            <mn>1</mn>
          </msub>
        </mrow>
        <mo stretchy="false">=</mo>
        <mn>0</mn>
      </mrow>
    </mrow>
    <annotation encoding="StarMath 5.0">x^{2}-b_{1}x+c_{1}=0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sub>
          <mi>b</mi>
          <mn>1</mn>
        </msub>
      </mrow>
      <mrow>
        <mi>x</mi>
        <mo stretchy="false">=</mo>
        <mrow>
          <mo stretchy="false">−</mo>
          <msub>
            <mi>c</mi>
            <mn>1</mn>
          </msub>
        </mrow>
      </mrow>
    </mrow>
    <annotation encoding="StarMath 5.0">x^{2}-b_{1}x=-c_{1}
</annotation>
  </semantics>
</math>
</file>

<file path=Object 8/content.xml><?xml version="1.0" encoding="utf-8"?>
<math xmlns="http://www.w3.org/1998/Math/MathML" display="block">
  <semantics>
    <msub>
      <mi>c</mi>
      <mn>1</mn>
    </msub>
    <annotation encoding="StarMath 5.0">c_{1}</annotation>
  </semantics>
</math>
</file>

<file path=Object 9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px</mi>
        <mo stretchy="false">+</mo>
        <msup>
          <mi>p</mi>
          <mn>2</mn>
        </msup>
      </mrow>
    </mrow>
    <annotation encoding="StarMath 5.0">x^{2}-2px+p^{2}</annotation>
  </semantics>
</math>
</file>